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8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text-properties style:font-name="Arial" fo:font-size="11pt" fo:font-weight="normal" officeooo:rsid="010891a0" officeooo:paragraph-rsid="010891a0" style:font-size-asian="11pt" style:font-weight-asian="normal" style:font-size-complex="11pt" style:font-weight-complex="normal"/>
    </style:style>
    <style:style style:name="P4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style:font-weight-complex="normal"/>
    </style:style>
    <style:style style:name="T15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6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e6337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109fa4f" fo:background-color="transparent" loext:char-shading-value="0" style:font-size-asian="24pt" style:font-size-complex="24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10891a0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d5d910" style:font-style-asian="normal" style:font-style-complex="normal"/>
    </style:style>
    <style:style style:name="T23" style:family="text">
      <style:text-properties fo:font-style="normal" officeooo:rsid="010891a0" style:font-style-asian="normal" style:font-style-complex="normal"/>
    </style:style>
    <style:style style:name="T24" style:family="text">
      <style:text-properties officeooo:rsid="010368d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054ebd" style:font-weight-asian="bold" style:font-weight-complex="bold"/>
    </style:style>
    <style:style style:name="T27" style:family="text">
      <style:text-properties fo:font-weight="bold" officeooo:rsid="01099e5b" style:font-weight-asian="bold" style:font-weight-complex="bold"/>
    </style:style>
    <style:style style:name="T28" style:family="text">
      <style:text-properties officeooo:rsid="01089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9">2251</text:span><text:span text:style-name="T10"> CFG</text:span><text:span text:style-name="T9">S Administració de Sistemes Informàtics</text:span></text:p>
      <text:p text:style-name="P34">2252 CFGS Desenvolupament d'Aplicacions Multiplataforma</text:p>
      <text:h text:style-name="P41" text:outline-level="1"><text:span text:style-name="T13">Mòdul 3</text:span><text:span text:style-name="T12"> – Programació bàsica</text:span></text:h>
      <text:h text:style-name="P42" text:outline-level="1">UF2 – <text:span text:style-name="T14">Programació modular</text:span></text:h>
      <text:p text:style-name="P33"><text:span text:style-name="T15">Informe de lliurament </text:span><text:span text:style-name="T16">A50</text:span><text:span text:style-name="T18">3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4">àgiu</text:span> de lliurar diversos fitxers, comprimiu-los tots en un format <text:span text:style-name="T19">ZIP</text:span><text:span text:style-name="T21"> </text:span><text:span text:style-name="T22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0" text:outline-level="1"><text:bookmark-end text:name="__DdeLink__3243_1392924193"/></text:h>
      <text:p text:style-name="P13">Contesta:</text:p>
      <text:list xml:id="list1596496201196710300" text:style-name="L1">
        <text:list-item>
          <text:p text:style-name="P39">Puntua de zero a deu l'estructura de dades que has implementat tenint en compte les valoracions i els criteris descrits. Zero implica que no has seguit cap criteri ni valoració de les proposades i deu implica que s'han tingut en compte tots.</text:p>
        </text:list-item>
      </text:list>
      <text:p text:style-name="P14"/>
      <text:p text:style-name="P14"/>
      <text:list xml:id="list22445517512017" text:continue-numbering="true" text:style-name="L1">
        <text:list-item>
          <text:p text:style-name="P38"><text:span text:style-name="T28">Enumera els nom de les funcions que has implementat a la classe </text:span><text:span text:style-name="T20">GestorDeDadesCicliCat</text:span><text:span text:style-name="T23">. Fes-ho en forma de declaració per poder veure quins paràmetres d'entrada i sortida has fet servir.</text:span></text:p>
        </text:list-item>
      </text:list>
      <text:p text:style-name="P14"/>
      <text:p text:style-name="P14"/>
      <text:list xml:id="list22444113248798" text:continue-numbering="true" text:style-name="L1">
        <text:list-item>
          <text:p text:style-name="P38">Has <text:span text:style-name="T28">implementat una biblioteca per ajudar a generar interfícies d'usuari? En cas negatiu o en cas que la biblioteca sigui reduïda, pensa que en qualsevol moment (quan ho necessitis per primer cop) pots optar per afegir noves funcions a la biblioteca.</text:span></text:p>
        </text:list-item>
      </text:list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5">Creus que aquesta activitat t'ha </text:span><text:span text:style-name="T26">facilitat la realització </text:span><text:span text:style-name="T27">de l'estructura de dades i les funcions bàsiques, del gestor de dades i biblioteques genèriques?</text:span></text:p>
      <text:list xml:id="list6117550447166237702" text:style-name="L2">
        <text:list-item>
          <text:p text:style-name="P35">M'ha ajudat molt</text:p>
        </text:list-item>
        <text:list-item>
          <text:p text:style-name="P35">M'ha ajudat</text:p>
        </text:list-item>
        <text:list-item>
          <text:p text:style-name="P35">No m'ha ajudat gaire</text:p>
        </text:list-item>
        <text:list-item>
          <text:p text:style-name="P36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4</meta:editing-cycles>
    <meta:editing-duration>P5DT3H38M42S</meta:editing-duration>
    <dc:date>2016-03-29T02:24:43.526874814</dc:date>
    <dc:creator>Josep Bornas</dc:creator>
    <meta:document-statistic meta:table-count="2" meta:image-count="3" meta:object-count="0" meta:page-count="1" meta:paragraph-count="35" meta:word-count="276" meta:character-count="1726" meta:non-whitespace-character-count="1488"/>
    <meta:user-defined meta:name="Info 1"/>
    <meta:user-defined meta:name="Info 2"/>
    <meta:user-defined meta:name="Info 3"/>
    <meta:user-defined meta:name="Info 4"/>
  </office:meta>
</office:document-meta>
</file>